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9cm" svg:height="1cm" svg:x="11.9cm" svg:y="2.3cm">
          <text:p text:style-name="P1">STUN 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cm" svg:y1="8.8cm" svg:x2="14.85cm" svg:y2="3.3cm" draw:start-shape="id1" draw:start-glue-point="0" draw:end-shape="id2" draw:end-glue-point="2" svg:d="m5000 8800c0-4125 9850-1375 9850-5500" svg:viewBox="0 0 9851 5501">
          <text:p/>
        </draw:connector>
        <draw:connector draw:style-name="gr2" draw:text-style-name="P1" draw:layer="layout" draw:type="curve" svg:x1="18.4cm" svg:y1="9.45cm" svg:x2="14.85cm" svg:y2="3.3cm" draw:start-shape="id3" draw:start-glue-point="1" draw:end-shape="id2" draw:end-glue-point="2" svg:d="m18400 9450c751 0 626-1700-449-2207s-3101 182-3101-3943" svg:viewBox="0 0 4028 6151">
          <text:p/>
        </draw:connector>
        <draw:custom-shape draw:style-name="gr3" draw:text-style-name="P1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0.8cm" svg:x="14.1cm" svg:y="9cm">
          <text:p text:style-name="P1">P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10:27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7"/>
  </office:meta>
</office:document-meta>
</file>